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0”</text:p>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Mit dieser Handreichung werden Handlungsempfehlungen zur Verankerung von OER an Brandenburger gegeben.</dc:description>
    <dc:subject/>
    <meta:keyword/>
    <meta:initial-creator/>
    <dc:creator/>
    <meta:creation-date>2020-10-20T09:26:34Z</meta:creation-date>
    <dc:date>2020-10-20T09:26:34Z</dc:date>
    <meta:user-defined meta:name="biblio-style" meta:value-type="string">apalike</meta:user-defined>
    <meta:user-defined meta:name="bibliography" meta:value-type="string"/>
    <meta:user-defined meta:name="date" meta:value-type="string">Version 1.0 vom “2020-10-20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